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6.452cm"/>
    </style:style>
    <style:style style:name="co3" style:family="table-column">
      <style:table-column-properties fo:break-before="auto" style:column-width="5.6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7.468cm"/>
    </style:style>
    <style:style style:name="co6" style:family="table-column">
      <style:table-column-properties fo:break-before="auto" style:column-width="10.294cm"/>
    </style:style>
    <style:style style:name="co7" style:family="table-column">
      <style:table-column-properties fo:break-before="auto" style:column-width="20.227cm"/>
    </style:style>
    <style:style style:name="co8" style:family="table-column">
      <style:table-column-properties fo:break-before="auto" style:column-width="7.237cm"/>
    </style:style>
    <style:style style:name="co9" style:family="table-column">
      <style:table-column-properties fo:break-before="auto" style:column-width="22.158cm"/>
    </style:style>
    <style:style style:name="co10" style:family="table-column">
      <style:table-column-properties fo:break-before="auto" style:column-width="7.7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print 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6 Qui Prend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 joueur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1 joueurs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si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sir 1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us les joueurs ont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 joueur n’a pas encore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 plus petit joue en prem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n joueur n’a pas jou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nche lancé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rte + petite que les aut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0 cartes pos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n de man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Sprint 2" table:style-name="ta1">
        <table:table-column table:style-name="co4" table:default-cell-style-name="Default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6 Qui Prend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 joueur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1 joueurs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si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sir 1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us les joueurs ont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 joueur n’a pas encore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 plus petit joue en prem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un joueur n’a pas jou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nche lancé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rte + petite que les aut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0 cartes pos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n de man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Splendor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nsmettre 5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n de parti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n de manche (tour de table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 actions possibles pour le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ucune action possi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Cas rare, non parvenu à être provoqué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our donné au joueur suiva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endre 2 jetons de même coul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endre 3 jetons de couleurs différen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e joueur peut encore prendre des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l reste moins de 3 couleurs différent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e joueur essaye de prendre au-delà de 10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 joueur va dépasser les 10 jetons lors de sa pris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e joueur essaye de récupérer 2 jetons de même couleur alors qu’il en reste moins de 4 dans la pioch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Le système bloque s’il en reste moins de 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 joueur prend le dernier jeton de la p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e joueur essaye de réserver une cart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e joueur essaye de réserver une 4ème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e joueur essaye d’acheter une carte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e joueur essaye d’acheter une carte sans avoir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e joueur essaye d’acheter une carte, depuis sa réserve,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e joueur essaye de réserver une carte, il ne reste aucun jeton dor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e joueur tente d’achete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e joueur tente d’acheter 2 cartes déjà réserv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e joueur possède assez de cartes de développemen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Le joueur ne reçoit pas les points de prestige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e joueur achète la dernière carte d’un niv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a partie est terminée et il y a un vainq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a partie est terminée et est nulle</text:p>
          </table:table-cell>
          <table:table-cell office:value-type="string" calcext:value-type="string">
            <text:p>NOK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a partie est terminée et est nulle et les joueurs gagnants ont le même nombre de cartes de développement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Sprint 3" table:style-name="ta1">
        <table:table-column table:style-name="co4" table:number-columns-repeated="2" table:default-cell-style-name="Default"/>
        <table:table-column table:style-name="co4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6 Qui Prend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 joueur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1 joueurs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oisi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isir 1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ous les joueurs ont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joueur n’a pas encore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 plus petit joue en prem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n’a pas jou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anche lancé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arte + petite que les aut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0 cartes pos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in de man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Splendor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5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n de parti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n de manche (tour de table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4 actions possibles pour le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cune action possi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Cas rare, non parvenu à être provoqué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our donné au joueur suiva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rendre 2 jetons de même coul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rendre 3 jetons de couleurs différen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e joueur peut encore prendre des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l reste moins de 3 couleurs différent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 joueur essaye de prendre au-delà de 10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 joueur va dépasser les 10 jetons lors de sa pris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 joueur essaye de récupérer 2 jetons de même couleur alors qu’il en reste moins de 4 dans la pio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 joueur prend le dernier jeton de la p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 joueur essaye de réserver une cart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Le joueur essaye de réserver une 4ème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 joueur essaye d’acheter une carte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 joueur essaye d’acheter une carte sans avoir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Le joueur essaye d’acheter une carte, depuis sa réserve,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e joueur essaye de réserver une carte, il ne reste aucun jeton dor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Le joueur tente d’achete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e joueur tente d’acheter 2 cartes déjà réserv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e joueur possède assez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achète la dernière carte d’un niv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a partie est terminée et il y a un vainq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La partie est terminée et est nulle</text:p>
          </table:table-cell>
          <table:table-cell office:value-type="string" calcext:value-type="string">
            <text:p>N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partie est terminée et est nulle et les joueurs gagnants ont le même nombre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lenmore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6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Bot non encore implanté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ransmettre 4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a partie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Un joueur choisit une tuile et a les ressources pour l’ache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choisit une tuile et peut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 joueur choisit une tuile et ne peut pas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n joueur achète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n joueur essaye d’acheter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Un joueur essaye de poser une tuile adjacente à une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Un joueur essaye de poser une tuile adjacente à une ro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Un joueur essaye de poser une tuile sans route ni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Un joueur essaye de poser une tuile avec villageois à proximité mais aucune condition de placement n’est respect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Un joueur essaye de poser une tuile sans villageois au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n joueur essaye de poser une tuile dans un autre village que le sie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Un joueur achèt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Un joueur pos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n joueur peut activer ses tuiles suite à la pose d’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Un joueur active un bonus gratui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Un joueur active un bonus payant mais a les ressour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Un joueur essaye d’activer une tuile déjà activ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Un joueur tente d’acheter une ressource pour activer sa tuile et peut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Un joueur tente d’acheter une ressource pour activer sa tuile mais ne peut pas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vend une ressource 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e joueur tente de vendre une ressource in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n joueur finit son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chaine est bris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l manque des tuiles sur le plat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1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2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La pioche de tuiles 3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n joueur tente de jouer en dehors de son tou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Sprint 4" table:style-name="ta1">
        <table:table-column table:style-name="co4" table:number-columns-repeated="2" table:default-cell-style-name="Default"/>
        <table:table-column table:style-name="co4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row table:style-name="ro1" table:number-rows-repeated="5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6 Qui Prend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 joueur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1 joueurs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oisi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isir 1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ous les joueurs ont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joueur n’a pas encore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 plus petit joue en prem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n’a pas jou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anche lancé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arte + petite que les aut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0 cartes pos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in de man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Splendor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5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n de parti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n de manche (tour de table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4 actions possibles pour le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cune action possi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Cas rare, non parvenu à être provoqué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our donné au joueur suiva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rendre 2 jetons de même coul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rendre 3 jetons de couleurs différen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e joueur peut encore prendre des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l reste moins de 3 couleurs différent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 joueur essaye de prendre au-delà de 10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 joueur va dépasser les 10 jetons lors de sa pris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 joueur essaye de récupérer 2 jetons de même couleur alors qu’il en reste moins de 4 dans la pio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 joueur prend le dernier jeton de la p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 joueur essaye de réserver une cart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Le joueur essaye de réserver une 4ème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 joueur essaye d’acheter une carte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 joueur essaye d’acheter une carte sans avoir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Le joueur essaye d’acheter une carte, depuis sa réserve,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e joueur essaye de réserver une carte, il ne reste aucun jeton dor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Le joueur tente d’achete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e joueur tente d’acheter 2 cartes déjà réserv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e joueur possède assez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achète la dernière carte d’un niv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a partie est terminée et il y a un vainq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La partie est terminée et est nulle</text:p>
          </table:table-cell>
          <table:table-cell office:value-type="string" calcext:value-type="string">
            <text:p>N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partie est terminée et est nulle et les joueurs gagnants ont le même nombre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lenmore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6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Bot non encore implanté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ransmettre 4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a partie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Un joueur choisit une tuile et a les ressources pour l’ache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choisit une tuile et peut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 joueur choisit une tuile et ne peut pas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n joueur achète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n joueur essaye d’acheter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Un joueur essaye de poser une tuile adjacente à une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Un joueur essaye de poser une tuile adjacente à une ro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Un joueur essaye de poser une tuile sans route ni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Un joueur essaye de poser une tuile avec villageois à proximité mais aucune condition de placement n’est respect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Un joueur essaye de poser une tuile sans villageois au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n joueur essaye de poser une tuile dans un autre village que le sie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Un joueur achèt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Un joueur pos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n joueur peut activer ses tuiles suite à la pose d’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Un joueur active un bonus gratui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Un joueur active un bonus payant mais a les ressour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Un joueur essaye d’activer une tuile déjà activ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Un joueur tente d’acheter une ressource pour activer sa tuile et peut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Un joueur tente d’acheter une ressource pour activer sa tuile mais ne peut pas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vend une ressource 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e joueur tente de vendre une ressource in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n joueur finit son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chaine est bris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l manque des tuiles sur le plat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1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2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La pioche de tuiles 3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n joueur tente de jouer en dehors de son tour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Sprint5" table:style-name="ta1">
        <table:table-column table:style-name="co4" table:number-columns-repeated="2" table:default-cell-style-name="Default"/>
        <table:table-column table:style-name="co4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row table:style-name="ro1" table:number-rows-repeated="5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6 Qui Prend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 joueur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1 joueurs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oisi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isir 1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ous les joueurs ont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joueur n’a pas encore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 plus petit joue en prem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n’a pas jou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anche lancé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arte + petite que les aut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0 cartes pos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in de man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Splendor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5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n de parti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n de manche (tour de table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4 actions possibles pour le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cune action possi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Cas rare, non parvenu à être provoqué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our donné au joueur suiva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rendre 2 jetons de même coul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rendre 3 jetons de couleurs différen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e joueur peut encore prendre des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l reste moins de 3 couleurs différent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 joueur essaye de prendre au-delà de 10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 joueur va dépasser les 10 jetons lors de sa pris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 joueur essaye de récupérer 2 jetons de même couleur alors qu’il en reste moins de 4 dans la pio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 joueur prend le dernier jeton de la p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 joueur essaye de réserver une cart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Le joueur essaye de réserver une 4ème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 joueur essaye d’acheter une carte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 joueur essaye d’acheter une carte sans avoir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Le joueur essaye d’acheter une carte, depuis sa réserve,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e joueur essaye de réserver une carte, il ne reste aucun jeton dor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Le joueur tente d’achete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e joueur tente d’acheter 2 cartes déjà réserv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e joueur possède assez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achète la dernière carte d’un niv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a partie est terminée et il y a un vainq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La partie est terminée et est nul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partie est terminée et est nulle et les joueurs gagnants ont le même nombre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lenmore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6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ransmettre 4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a partie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Un joueur choisit une tuile et a les ressources pour l’ache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choisit une tuile et peut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 joueur choisit une tuile et ne peut pas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n joueur achète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n joueur essaye d’acheter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Un joueur essaye de poser une tuile adjacente à une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Un joueur essaye de poser une tuile adjacente à une ro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Un joueur essaye de poser une tuile sans route ni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Un joueur essaye de poser une tuile avec villageois à proximité mais aucune condition de placement n’est respect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Un joueur essaye de poser une tuile sans villageois au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n joueur essaye de poser une tuile dans un autre village que le sie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Un joueur achèt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Un joueur pos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n joueur peut activer ses tuiles suite à la pose d’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Un joueur active un bonus gratui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Un joueur active un bonus payant mais a les ressour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Un joueur essaye d’activer une tuile déjà activ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Un joueur tente d’acheter une ressource pour activer sa tuile et peut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Un joueur tente d’acheter une ressource pour activer sa tuile mais ne peut pas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vend une ressource 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e joueur tente de vendre une ressource in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n joueur finit son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chaine est bris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l manque des tuiles sur le plat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1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2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La pioche de tuiles 3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n joueur tente de jouer en dehors de son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Myrm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5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 joueur choisit un bonus non atteigna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e joueur choisit un bonus atteigna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 joueur tente de placer une nourrice alors qu’il n’en possède plu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e joueur n’a pas placé le bon nombre de nourrices sur la piste naiss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 joueur a bien placé ses nourri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lus aucun joueur n’a d’ouvrière encore en vi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 joueur n’a plus d’ouvrièr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e joueur n’a pas le bon niveau de fourmilièr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e joueur a le bon niveau de fourmilièr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e joueur choisit une galerie qui ne lui appartient pas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 joueur n’a plus de points de mouvemen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a case demandée n’est pas valid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a case sélectionnée est valid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 joueur tente d’entrer dans un territoire ennemi alors qu’il n’a plus de soldat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 joueur tente d’entrer dans un territoire ennemi et a un solda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Le joueur tente de manger une proie mais n’a pas de solda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 joueur tente de manger une proie et a pas un solda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a phéromone choisie est d’un niveau trop élevé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La phéromone choisie n’est pas posée sur un emplacement val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e joueur ne dispose pas des ressources pour placer la tuile spécia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Le joueur place une phéromone et remplit les conditions nécessai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e joueur tente de nettoyer une phéromone sans avoir une ouvrière dessus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e joueur tente de nettoyer une phéromone alors qu’elle n’est pas vid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tente de nettoyer une phéromone mais ne possède pas la terre requis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e joueur nettoie une phéromon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Le joueur tente de prendre 2 ressources sur la même phéromon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e joueur a au moins 1 nourrice dans son aterlier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Le joueur a 1 nourrice dans l’atelier mais l’action choisie n’est pas possible</text:p>
          </table:table-cell>
          <table:table-cell office:value-type="string" calcext:value-type="string">
            <text:p>NOK 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e joueur a 1 nourrice dans l’atelier et l’action choisie est possi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Le joueur a fini son tour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Le joueur est en Hiver et a assez de ressources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Le joueur est en Hiver et n’a pas assez de ressources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Le joueur tente de réaliser un objectif inatteigna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Le joueur accomplit un objectif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Le joueur tente de réaliser un objectif mais n’a pas les ressources</text:p>
          </table:table-cell>
          <table:table-cell office:value-type="string" calcext:value-type="string">
            <text:p>NOK </text:p>
          </table:table-cell>
          <table:table-cell office:value-type="string" calcext:value-type="string">
            <text:p>A tester</text:p>
          </table:table-cell>
        </table:table-row>
      </table:table>
      <table:table table:name="Sprint6" table:style-name="ta1">
        <table:table-column table:style-name="co4" table:number-columns-repeated="2" table:default-cell-style-name="Default"/>
        <table:table-column table:style-name="co4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row table:style-name="ro1" table:number-rows-repeated="5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6 Qui Prend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 joueur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1 joueurs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oisi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isir 1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ous les joueurs ont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joueur n’a pas encore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 plus petit joue en prem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n’a pas jou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anche lancé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arte + petite que les aut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0 cartes pos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in de man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Splendor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5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n de parti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n de manche (tour de table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4 actions possibles pour le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cune action possi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Cas rare, non parvenu à être provoqué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our donné au joueur suiva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rendre 2 jetons de même coul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rendre 3 jetons de couleurs différen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e joueur peut encore prendre des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l reste moins de 3 couleurs différent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 joueur essaye de prendre au-delà de 10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 joueur va dépasser les 10 jetons lors de sa pris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 joueur essaye de récupérer 2 jetons de même couleur alors qu’il en reste moins de 4 dans la pio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 joueur prend le dernier jeton de la p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 joueur essaye de réserver une cart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Le joueur essaye de réserver une 4ème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 joueur essaye d’acheter une carte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 joueur essaye d’acheter une carte sans avoir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Le joueur essaye d’acheter une carte, depuis sa réserve,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e joueur essaye de réserver une carte, il ne reste aucun jeton dor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Le joueur tente d’achete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e joueur tente d’acheter 2 cartes déjà réserv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e joueur possède assez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achète la dernière carte d’un niv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a partie est terminée et il y a un vainq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La partie est terminée et est nul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partie est terminée et est nulle et les joueurs gagnants ont le même nombre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lenmore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6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ransmettre 4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a partie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Un joueur choisit une tuile et a les ressources pour l’ache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choisit une tuile et peut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 joueur choisit une tuile et ne peut pas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n joueur achète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n joueur essaye d’acheter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Un joueur essaye de poser une tuile adjacente à une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Un joueur essaye de poser une tuile adjacente à une ro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Un joueur essaye de poser une tuile sans route ni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Un joueur essaye de poser une tuile avec villageois à proximité mais aucune condition de placement n’est respect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Un joueur essaye de poser une tuile sans villageois au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n joueur essaye de poser une tuile dans un autre village que le sie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Un joueur achèt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Un joueur pos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n joueur peut activer ses tuiles suite à la pose d’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Un joueur active un bonus gratui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Un joueur active un bonus payant mais a les ressour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Un joueur essaye d’activer une tuile déjà activ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Un joueur tente d’acheter une ressource pour activer sa tuile et peut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Un joueur tente d’acheter une ressource pour activer sa tuile mais ne peut pas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vend une ressource 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e joueur tente de vendre une ressource in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n joueur finit son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chaine est bris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l manque des tuiles sur le plat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1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2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La pioche de tuiles 3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n joueur tente de jouer en dehors de son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Myrm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5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 joueur choisit un bonus non atteigna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e joueur choisit un bonus atteigna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 joueur tente de placer une nourrice alors qu’il n’en possède plu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e joueur n’a pas placé le bon nombre de nourrices sur la piste naiss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 joueur a bien placé ses nourri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lus aucun joueur n’a d’ouvrière encore en vi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 joueur n’a plus d’ouvr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e joueur n’a pas le bon niveau de fourmil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e joueur a le bon niveau de fourmil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e joueur choisit une galerie qui ne lui appartient p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 joueur n’a plus de points de mouv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a case demandée n’est pas val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a case sélectionnée est val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 joueur tente d’entrer dans un territoire ennemi alors qu’il n’a plus de soldat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 joueur tente d’entrer dans un territoire ennemi et a un solda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Le joueur tente de manger une proie mais n’a pas de sold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 joueur tente de manger une proie et a un sold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a phéromone choisie est d’un niveau trop élev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La phéromone choisie n’est pas posée sur un emplacement val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e joueur ne dispose pas des ressources pour placer la tuile spécia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Le joueur place une phéromone et remplit les conditions nécessai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e joueur tente de nettoyer une phéromone sans avoir une ouvrière dessus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e joueur tente de nettoyer une phéromone alors qu’elle n’est pas vid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tente de nettoyer une phéromone mais ne possède pas la terre requis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e joueur nettoie une phéromon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Le joueur tente de prendre 2 ressources sur la même phéromon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e joueur a au moins 1 nourrice dans son atel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Le joueur a 1 nourrice dans l’atelier mais l’action choisie n’est pas poss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e joueur a 1 nourrice dans l’atelier et l’action choisie est possi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Le joueur a fini son tour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Le joueur est en Hiver et a assez de ressources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Le joueur est en Hiver et n’a pas assez de ressources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Le joueur tente de réaliser un objectif inatteigna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Le joueur accomplit un objectif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A tester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Le joueur tente de réaliser un objectif mais n’a pas les ressources</text:p>
          </table:table-cell>
          <table:table-cell office:value-type="string" calcext:value-type="string">
            <text:p>NOK </text:p>
          </table:table-cell>
          <table:table-cell office:value-type="string" calcext:value-type="string">
            <text:p>A tester</text:p>
          </table:table-cell>
        </table:table-row>
      </table:table>
      <table:table table:name="Sprint correctif" table:style-name="ta1">
        <table:table-column table:style-name="co4" table:number-columns-repeated="2" table:default-cell-style-name="Default"/>
        <table:table-column table:style-name="co4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row table:style-name="ro1" table:number-rows-repeated="5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6 Qui Prend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 joueur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ransmettre 11 joueurs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hoisi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isir 1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ous les joueurs ont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 joueur n’a pas encore chois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 plus petit joue en prem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n’a pas jou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anche lancé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arte + petite que les aut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0 cartes pos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66 têtes de bœu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in de man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Splendor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5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tion hors du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in de parti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n de manche (tour de table)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4 actions possibles pour le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ucune action possible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Cas rare, non parvenu à être provoqué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our donné au joueur suiva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rendre 2 jetons de même coul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rendre 3 jetons de couleurs différen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e joueur peut encore prendre des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il reste moins de 3 couleurs différent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 joueur essaye de prendre au-delà de 10 jeton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 joueur va dépasser les 10 jetons lors de sa pris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 joueur essaye de récupérer 2 jetons de même couleur alors qu’il en reste moins de 4 dans la pio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 joueur prend le dernier jeton de la p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 joueur essaye de réserver une cart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Le joueur essaye de réserver une 4ème car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 joueur essaye d’acheter une carte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 joueur essaye d’acheter une carte sans avoir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Le joueur essaye d’acheter une carte, depuis sa réserve, en ayant la bonne quantité de ressource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e joueur essaye de réserver une carte, il ne reste aucun jeton dor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Le joueur tente d’acheter 2 cart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e joueur tente d’acheter 2 cartes déjà réservé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e joueur possède assez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achète la dernière carte d’un niv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a partie est terminée et il y a un vainq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La partie est terminée et est nul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partie est terminée et est nulle et les joueurs gagnants ont le même nombre de cartes de développ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Glenmore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6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ransmettre 4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a partie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n nouveau tour déb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Un joueur choisit une tuile et a les ressources pour l’achet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Un joueur choisit une tuile et peut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 joueur choisit une tuile et ne peut pas acheter les ressources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Un joueur achète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Un joueur essaye d’acheter une ressource dans l’entrepô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Un joueur essaye de poser une tuile adjacente à une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Un joueur essaye de poser une tuile adjacente à une rou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Un joueur essaye de poser une tuile sans route ni riv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Un joueur essaye de poser une tuile avec villageois à proximité mais aucune condition de placement n’est respect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Un joueur essaye de poser une tuile sans villageois au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Un joueur essaye de poser une tuile dans un autre village que le sien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Un joueur achèt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Un joueur pose 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Un joueur peut activer ses tuiles suite à la pose d’une tui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Un joueur active un bonus gratui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Un joueur active un bonus payant mais a les ressour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Un joueur essaye d’activer une tuile déjà activ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Un joueur tente d’acheter une ressource pour activer sa tuile et peut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Un joueur tente d’acheter une ressource pour activer sa tuile mais ne peut pas l’obteni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vend une ressource 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e joueur tente de vendre une ressource indispon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n joueur finit son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a chaine est brisé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l manque des tuiles sur le platea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1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 pioche de tuiles 2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La pioche de tuiles 3 est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n joueur tente de jouer en dehors de son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Myrmes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K/NOK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1 joue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ansmettre 5 joueur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2 joueurs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 joueur choisit un bonus non atteigna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e joueur choisit un bonus atteigna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e joueur tente de placer une nourrice alors qu’il n’en possède plu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e joueur n’a pas placé le bon nombre de nourrices sur la piste naissanc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 joueur a bien placé ses nourri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lus aucun joueur n’a d’ouvrière encore en vi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Un joueur n’a plus d’ouvr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e joueur n’a pas le bon niveau de fourmil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e joueur a le bon niveau de fourmilièr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e joueur choisit une galerie qui ne lui appartient p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 joueur n’a plus de points de mouveme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a case demandée n’est pas val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a case sélectionnée est val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 joueur tente d’entrer dans un territoire ennemi alors qu’il n’a plus de solda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 joueur tente d’entrer dans un territoire ennemi et a un sold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Le joueur tente de manger une proie mais n’a pas de sold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 joueur tente de manger une proie et a un solda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a phéromone choisie est d’un niveau trop élevé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La phéromone choisie n’est pas posée sur un emplacement val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Le joueur ne dispose pas des ressources pour placer la tuile spécia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Le joueur place une phéromone et remplit les conditions nécessair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Le joueur tente de nettoyer une phéromone sans avoir une ouvrière dessu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Le joueur tente de nettoyer une phéromone alors qu’elle n’est pas vid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Le joueur tente de nettoyer une phéromone mais ne possède pas la terre requis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Le joueur nettoie une phéromon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Le joueur tente de prendre 2 ressources sur la même phéromon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e joueur a au moins 1 nourrice dans son ateli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Le joueur a 1 nourrice dans l’atelier mais l’action choisie n’est pas poss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e joueur a 1 nourrice dans l’atelier et l’action choisie est possi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Le joueur a fini son tou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Le joueur est en Hiver et a assez de ressour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Le joueur est en Hiver et n’a pas assez de ressourc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Le joueur tente de réaliser un objectif inatteignabl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Le joueur accomplit un objectif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Le joueur tente de réaliser un objectif mais n’a pas les ressources</text:p>
          </table:table-cell>
          <table:table-cell office:value-type="string" calcext:value-type="string">
            <text:p>OK</text:p>
          </table:table-cell>
          <table:table-cell/>
        </table:table-row>
      </table:table>
      <table:named-expressions/>
      <table:database-ranges>
        <table:database-range table:name="__Anonymous_Sheet_DB__0" table:target-range-address="'Sprint 1'.B5:'Sprint 1'.D2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8:37:37.9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09:46.843000000</meta:creation-date>
    <meta:generator>LibreOffice/7.6.4.1$Windows_X86_64 LibreOffice_project/e19e193f88cd6c0525a17fb7a176ed8e6a3e2aa1</meta:generator>
    <dc:date>2024-05-14T18:39:04.507000000</dc:date>
    <meta:editing-duration>PT2H25M41S</meta:editing-duration>
    <meta:editing-cycles>11</meta:editing-cycles>
    <meta:document-statistic meta:table-count="7" meta:cell-count="1901" meta:object-count="0"/>
  </office:meta>
</office:document-meta>
</file>